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fb9" officeooo:paragraph-rsid="00182fb9"/>
    </style:style>
    <style:style style:name="P2" style:family="paragraph" style:parent-style-name="Standard">
      <style:paragraph-properties fo:line-height="150%"/>
      <style:text-properties officeooo:rsid="00182fb9" officeooo:paragraph-rsid="00182fb9"/>
    </style:style>
    <style:style style:name="P3" style:family="paragraph" style:parent-style-name="Standard">
      <style:paragraph-properties fo:line-height="150%"/>
      <style:text-properties fo:font-weight="normal" officeooo:paragraph-rsid="00182fb9" style:font-weight-asian="normal" style:font-weight-complex="normal"/>
    </style:style>
    <style:style style:name="P4" style:family="paragraph" style:parent-style-name="Standard">
      <style:paragraph-properties fo:line-height="150%"/>
      <style:text-properties officeooo:paragraph-rsid="001a264d"/>
    </style:style>
    <style:style style:name="P5" style:family="paragraph" style:parent-style-name="Standard">
      <style:paragraph-properties fo:line-height="150%"/>
      <style:text-properties officeooo:paragraph-rsid="001a9cdc"/>
    </style:style>
    <style:style style:name="P6" style:family="paragraph" style:parent-style-name="Standard">
      <style:text-properties fo:font-size="15pt" officeooo:rsid="00182fb9" officeooo:paragraph-rsid="00182fb9" style:font-size-asian="15pt" style:font-size-complex="15pt"/>
    </style:style>
    <style:style style:name="P7" style:family="paragraph" style:parent-style-name="Standard">
      <style:paragraph-properties fo:line-height="150%"/>
      <style:text-properties officeooo:paragraph-rsid="001eca91"/>
    </style:style>
    <style:style style:name="T1" style:family="text">
      <style:text-properties officeooo:rsid="00182f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cdc" style:font-weight-asian="bold" style:font-weight-complex="bold"/>
    </style:style>
    <style:style style:name="T4" style:family="text">
      <style:text-properties fo:font-weight="bold" officeooo:rsid="001eca91" style:font-weight-asian="bold" style:font-weight-complex="bold"/>
    </style:style>
    <style:style style:name="T5" style:family="text">
      <style:text-properties fo:font-weight="bold" officeooo:rsid="002d3a83" style:font-weight-asian="bold" style:font-weight-complex="bold"/>
    </style:style>
    <style:style style:name="T6" style:family="text">
      <style:text-properties fo:font-weight="bold" officeooo:rsid="002f8305" style:font-weight-asian="bold" style:font-weight-complex="bold"/>
    </style:style>
    <style:style style:name="T7" style:family="text">
      <style:text-properties officeooo:rsid="001a264d"/>
    </style:style>
    <style:style style:name="T8" style:family="text">
      <style:text-properties fo:font-weight="normal" officeooo:rsid="001a264d" style:font-weight-asian="normal" style:font-weight-complex="normal"/>
    </style:style>
    <style:style style:name="T9" style:family="text">
      <style:text-properties fo:font-weight="normal" officeooo:rsid="001eca91" style:font-weight-asian="normal" style:font-weight-complex="normal"/>
    </style:style>
    <style:style style:name="T10" style:family="text">
      <style:text-properties fo:font-weight="normal" officeooo:rsid="002d3a83" style:font-weight-asian="normal" style:font-weight-complex="normal"/>
    </style:style>
    <style:style style:name="T11" style:family="text">
      <style:text-properties fo:font-weight="normal" officeooo:rsid="002f8305" style:font-weight-asian="normal" style:font-weight-complex="normal"/>
    </style:style>
    <style:style style:name="T12" style:family="text">
      <style:text-properties officeooo:rsid="001eca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mi implementation steps : </text:p>
      <text:p text:style-name="P1"/>
      <text:p text:style-name="P2">1. <text:span text:style-name="T7">C</text:span>reate all java files and compile using <text:span text:style-name="T2">javac</text:span> command , <text:span text:style-name="T12">it will generate </text:span><text:span text:style-name="T4">.class</text:span><text:span text:style-name="T12"> files</text:span></text:p>
      <text:p text:style-name="P7"><text:span text:style-name="T1">2. Generate stubs invoking </text:span><text:span text:style-name="T2">rmic AddServerImpl </text:span><text:span text:style-name="T9">it will generate <text:s/></text:span><text:span text:style-name="T4">AddServerImpl_Stub.class </text:span><text:span text:style-name="T9">file.</text:span></text:p>
      <text:p text:style-name="P3"><text:span text:style-name="T1">3. </text:span>Copy <text:span text:style-name="T2">AddClient.class</text:span>, <text:span text:style-name="T2">AddServerImpl_Stub.class</text:span>, and <text:span text:style-name="T2">AddServerIntf.class</text:span> to a directory on <text:tab/>the client machine.</text:p>
      <text:p text:style-name="P4"><text:span text:style-name="T8">4.</text:span>. Copy <text:span text:style-name="T2">AddServerIntf.class</text:span>, <text:span text:style-name="T2">AddServerImpl.class</text:span>, <text:span text:style-name="T2">AddServerImpl_ Stub.class</text:span>, and <text:s text:c="2"/><text:tab/><text:span text:style-name="T2">AddServer.class</text:span> to a directory on the server machine.</text:p>
      <text:p text:style-name="P4"><text:span text:style-name="T7">5. </text:span>Start the RMI Registry on the Server Machine <text:span text:style-name="T7">using </text:span><text:span text:style-name="T2">rmiregistry</text:span></text:p>
      <text:p text:style-name="P4"><text:span text:style-name="T7">6. </text:span>Start the Server <text:span text:style-name="T7">using </text:span><text:span text:style-name="T2">java AddServer </text:span><text:span text:style-name="T10">in new terminal </text:span></text:p>
      <text:p text:style-name="P5"><text:span text:style-name="T8">7.Start the Client </text:span><text:span text:style-name="T2">java AddClient server</text:span><text:span text:style-name="T3">name/ip_address</text:span><text:span text:style-name="T2"> 8 9 </text:span><text:span text:style-name="T6"><text:s/></text:span><text:span text:style-name="T11">in new terminal </text:span><text:span text:style-name="T9">where servername is first arguement and 8 , 9 are second &amp; third arguement respectiv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6:08:25.473715671</meta:creation-date>
    <dc:date>2018-12-27T11:27:47.100232434</dc:date>
    <meta:editing-duration>PT12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6" meta:character-count="747" meta:non-whitespace-character-count="641"/>
  </office:meta>
</office:document-meta>
</file>